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field:fieldmark text:name="__Fieldmark__0_2117369566" field:type="vnd.oasis.opendocument.field.FORMDROPDOWN"/></text:p>
      <text:p text:style-name="Standard"><field:fieldmark text:name="__Fieldmark__1_2117369566" field:type="vnd.oasis.opendocument.field.FORMDROPDOWN"><field:param field:name="Dropdown_ListEntry" field:value="1000"/><field:param field:name="Dropdown_ListEntry" field:value="2000"/><field:param field:name="Dropdown_ListEntry" field:value="3000"/><field:param field:name="Dropdown_ListEntry" field:value="4000"/><field:param field:name="Dropdown_Selected" field:value="1"/></field:fieldmark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0:50:27.712150954</meta:creation-date>
    <dc:date>2019-03-06T10:51:56.773096724</dc:date>
    <meta:editing-duration>PT1M31S</meta:editing-duration>
    <meta:editing-cycles>1</meta:editing-cycles>
    <meta:document-statistic meta:table-count="0" meta:image-count="0" meta:object-count="0" meta:page-count="1" meta:paragraph-count="2" meta:word-count="1" meta:character-count="9" meta:non-whitespace-character-count="4"/>
    <meta:generator>LibreOfficeDev/6.3.0.0.alpha0$Linux_X86_64 LibreOffice_project/6811baddae85e339493190ad4a3e2bf9195528fc</meta:generator>
  </office:meta>
</office:document-meta>
</file>